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4">
            <text:p>KS-4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780.0">
            <text:p>5780.0</text:p>
          </table:table-cell>
          <table:table-cell office:value-type="float" office:value="120.0">
            <text:p>12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6">
            <text:p>2.6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0">
            <text:p>KS-6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400.0">
            <text:p>61400.0</text:p>
          </table:table-cell>
          <table:table-cell office:value-type="float" office:value="800.0">
            <text:p>800.0</text:p>
          </table:table-cell>
          <table:table-cell office:value-type="string" office:value="Symphillia">
            <text:p>Symphill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7.0">
            <text:p>27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0 ">
            <text:p>KS-60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400.0">
            <text:p>61400.0</text:p>
          </table:table-cell>
          <table:table-cell office:value-type="float" office:value="800.0">
            <text:p>800.0</text:p>
          </table:table-cell>
          <table:table-cell office:value-type="string" office:value="Oulophyllia crispa    ">
            <text:p>Oulophyllia crispa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9.5">
            <text:p>29.5</text:p>
          </table:table-cell>
          <table:table-cell office:value-type="float" office:value="2.692582403567252">
            <text:p>2.692582403567252</text:p>
          </table:table-cell>
          <table:table-cell office:value-type="float" office:value="2.692582403567252">
            <text:p>2.692582403567252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1">
            <text:p>KS-6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50.0">
            <text:p>4650.0</text:p>
          </table:table-cell>
          <table:table-cell office:value-type="float" office:value="100.0">
            <text:p>100.0</text:p>
          </table:table-cell>
          <table:table-cell office:value-type="string" office:value="Acropora robusta">
            <text:p>Acropora robus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7">
            <text:p>0.7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5">
            <text:p>KS-6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090.0">
            <text:p>3090.0</text:p>
          </table:table-cell>
          <table:table-cell office:value-type="float" office:value="70.0">
            <text:p>70.0</text:p>
          </table:table-cell>
          <table:table-cell office:value-type="string" office:value="Acropora robusta">
            <text:p>Acropora robus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1">
            <text:p>2.1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1">
            <text:p>MI-0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9400.0">
            <text:p>439400.0</text:p>
          </table:table-cell>
          <table:table-cell office:value-type="float" office:value="31850.0">
            <text:p>3185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2.0">
            <text:p>4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3">
            <text:p>MI-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700.0">
            <text:p>56700.0</text:p>
          </table:table-cell>
          <table:table-cell office:value-type="float" office:value="1100.0">
            <text:p>11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4">
            <text:p>MI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400.0">
            <text:p>63400.0</text:p>
          </table:table-cell>
          <table:table-cell office:value-type="float" office:value="800.0">
            <text:p>8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5">
            <text:p>MI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6100.0">
            <text:p>76100.0</text:p>
          </table:table-cell>
          <table:table-cell office:value-type="float" office:value="1000.0">
            <text:p>10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6">
            <text:p>MI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7200.0">
            <text:p>77200.0</text:p>
          </table:table-cell>
          <table:table-cell office:value-type="float" office:value="1100.0">
            <text:p>11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9">
            <text:p>MI-0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900.0">
            <text:p>59900.0</text:p>
          </table:table-cell>
          <table:table-cell office:value-type="float" office:value="800.0">
            <text:p>8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0">
            <text:p>MI-1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93900.0">
            <text:p>93900.0</text:p>
          </table:table-cell>
          <table:table-cell office:value-type="float" office:value="1400.0">
            <text:p>14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1">
            <text:p>MI-1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300.0">
            <text:p>59300.0</text:p>
          </table:table-cell>
          <table:table-cell office:value-type="float" office:value="1400.0">
            <text:p>14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3">
            <text:p>MI-1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500.0">
            <text:p>61500.0</text:p>
          </table:table-cell>
          <table:table-cell office:value-type="float" office:value="800.0">
            <text:p>8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4">
            <text:p>MI-1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88900.0">
            <text:p>88900.0</text:p>
          </table:table-cell>
          <table:table-cell office:value-type="float" office:value="1300.0">
            <text:p>13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6">
            <text:p>MI-1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87600.0">
            <text:p>87600.0</text:p>
          </table:table-cell>
          <table:table-cell office:value-type="float" office:value="1400.0">
            <text:p>14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7">
            <text:p>MI-1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97700.0">
            <text:p>97700.0</text:p>
          </table:table-cell>
          <table:table-cell office:value-type="float" office:value="1500.0">
            <text:p>1500.0</text:p>
          </table:table-cell>
          <table:table-cell office:value-type="string" office:value="Acropora palifera">
            <text:p>Acropora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95.0">
            <text:p>19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20">
            <text:p>MI-2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22100.0">
            <text:p>122100.0</text:p>
          </table:table-cell>
          <table:table-cell office:value-type="float" office:value="1900.0">
            <text:p>190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05.0">
            <text:p>20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22">
            <text:p>MI-2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04500.0">
            <text:p>104500.0</text:p>
          </table:table-cell>
          <table:table-cell office:value-type="float" office:value="1500.0">
            <text:p>150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95.0">
            <text:p>19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26">
            <text:p>MI-2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42700.0">
            <text:p>142700.0</text:p>
          </table:table-cell>
          <table:table-cell office:value-type="float" office:value="2900.0">
            <text:p>2900.0</text:p>
          </table:table-cell>
          <table:table-cell office:value-type="string" office:value="Pleisiastrea versiopora">
            <text:p>Pleisiastrea versi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00.0">
            <text:p>20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27">
            <text:p>MI-2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54800.0">
            <text:p>154800.0</text:p>
          </table:table-cell>
          <table:table-cell office:value-type="float" office:value="3200.0">
            <text:p>3200.0</text:p>
          </table:table-cell>
          <table:table-cell office:value-type="string" office:value="Acanthastrea Sp.">
            <text:p>Acanth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03.0">
            <text:p>20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30">
            <text:p>MI-3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0400.0">
            <text:p>70400.0</text:p>
          </table:table-cell>
          <table:table-cell office:value-type="float" office:value="1000.0">
            <text:p>10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9">
            <text:p>KS-5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590.0">
            <text:p>2590.0</text:p>
          </table:table-cell>
          <table:table-cell office:value-type="float" office:value="70.0">
            <text:p>7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8">
            <text:p>0.8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32">
            <text:p>MI-3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8500.0">
            <text:p>68500.0</text:p>
          </table:table-cell>
          <table:table-cell office:value-type="float" office:value="1200.0">
            <text:p>1200.0</text:p>
          </table:table-cell>
          <table:table-cell office:value-type="string" office:value="Cycloseris Sp.">
            <text:p>Cycloseri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8">
            <text:p>KS-5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2400.0">
            <text:p>52400.0</text:p>
          </table:table-cell>
          <table:table-cell office:value-type="float" office:value="700.0">
            <text:p>7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6 ">
            <text:p>KS-56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2300.0">
            <text:p>52300.0</text:p>
          </table:table-cell>
          <table:table-cell office:value-type="float" office:value="800.0">
            <text:p>800.0</text:p>
          </table:table-cell>
          <table:table-cell office:value-type="string" office:value="Oulophyllia crispa    ">
            <text:p>Oulophyllia crispa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4.5">
            <text:p>34.5</text:p>
          </table:table-cell>
          <table:table-cell office:value-type="float" office:value="7.566372975210778">
            <text:p>7.566372975210778</text:p>
          </table:table-cell>
          <table:table-cell office:value-type="float" office:value="7.566372975210778">
            <text:p>7.566372975210778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3 ">
            <text:p>KM-23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700.0">
            <text:p>63700.0</text:p>
          </table:table-cell>
          <table:table-cell office:value-type="float" office:value="900.0">
            <text:p>9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7 ">
            <text:p>KM-27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500.0">
            <text:p>56500.0</text:p>
          </table:table-cell>
          <table:table-cell office:value-type="float" office:value="800.0">
            <text:p>800.0</text:p>
          </table:table-cell>
          <table:table-cell office:value-type="string" office:value="Caurastrea sp.        ">
            <text:p>Caur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3.0">
            <text:p>2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N-04">
            <text:p>KN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40.0">
            <text:p>4340.0</text:p>
          </table:table-cell>
          <table:table-cell office:value-type="float" office:value="90.0">
            <text:p>90.0</text:p>
          </table:table-cell>
          <table:table-cell office:value-type="string" office:value="Acropora palifera">
            <text:p>Acropora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2">
            <text:p>2.2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3">
            <text:p>KS-3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50.0">
            <text:p>5050.0</text:p>
          </table:table-cell>
          <table:table-cell office:value-type="float" office:value="110.0">
            <text:p>11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84">
            <text:p>3.84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4">
            <text:p>KS-3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10.0">
            <text:p>5110.0</text:p>
          </table:table-cell>
          <table:table-cell office:value-type="float" office:value="110.0">
            <text:p>11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84">
            <text:p>3.84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5">
            <text:p>KS-3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940.0">
            <text:p>6940.0</text:p>
          </table:table-cell>
          <table:table-cell office:value-type="float" office:value="140.0">
            <text:p>14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79">
            <text:p>3.79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6">
            <text:p>KS-3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10.0">
            <text:p>6510.0</text:p>
          </table:table-cell>
          <table:table-cell office:value-type="float" office:value="140.0">
            <text:p>14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79">
            <text:p>3.79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7">
            <text:p>KS-3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000.0">
            <text:p>61000.0</text:p>
          </table:table-cell>
          <table:table-cell office:value-type="float" office:value="1000.0">
            <text:p>1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8">
            <text:p>KS-3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50.0">
            <text:p>5550.0</text:p>
          </table:table-cell>
          <table:table-cell office:value-type="float" office:value="120.0">
            <text:p>120.0</text:p>
          </table:table-cell>
          <table:table-cell office:value-type="string" office:value="Pavona sp.">
            <text:p>Pavon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9">
            <text:p>KS-3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90.0">
            <text:p>6290.0</text:p>
          </table:table-cell>
          <table:table-cell office:value-type="float" office:value="140.0">
            <text:p>140.0</text:p>
          </table:table-cell>
          <table:table-cell office:value-type="string" office:value="Favites sp.">
            <text:p>Fav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84">
            <text:p>3.84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1">
            <text:p>KS-4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00.0">
            <text:p>5500.0</text:p>
          </table:table-cell>
          <table:table-cell office:value-type="float" office:value="110.0">
            <text:p>11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6">
            <text:p>3.6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2">
            <text:p>KS-4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00.0">
            <text:p>6400.0</text:p>
          </table:table-cell>
          <table:table-cell office:value-type="float" office:value="140.0">
            <text:p>140.0</text:p>
          </table:table-cell>
          <table:table-cell office:value-type="string" office:value="Gardineroseris planulata">
            <text:p>Gardineroseris planul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9">
            <text:p>3.9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3">
            <text:p>KS-4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50.0">
            <text:p>6150.0</text:p>
          </table:table-cell>
          <table:table-cell office:value-type="float" office:value="130.0">
            <text:p>13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9">
            <text:p>2.9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6">
            <text:p>TH-13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210.0">
            <text:p>2210.0</text:p>
          </table:table-cell>
          <table:table-cell office:value-type="float" office:value="120.0">
            <text:p>120.0</text:p>
          </table:table-cell>
          <table:table-cell office:value-type="string" office:value="Goniastrea sp.">
            <text:p>Goniastre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5">
            <text:p>KS-4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30.0">
            <text:p>6330.0</text:p>
          </table:table-cell>
          <table:table-cell office:value-type="float" office:value="130.0">
            <text:p>13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9">
            <text:p>3.9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6">
            <text:p>KS-4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40.0">
            <text:p>6640.0</text:p>
          </table:table-cell>
          <table:table-cell office:value-type="float" office:value="140.0">
            <text:p>140.0</text:p>
          </table:table-cell>
          <table:table-cell office:value-type="string" office:value="Acropora robusta">
            <text:p>Acropora robus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3">
            <text:p>2.3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7">
            <text:p>KS-4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60.0">
            <text:p>3960.0</text:p>
          </table:table-cell>
          <table:table-cell office:value-type="float" office:value="100.0">
            <text:p>10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47">
            <text:p>2.47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1a">
            <text:p>KS-51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50.0">
            <text:p>5950.0</text:p>
          </table:table-cell>
          <table:table-cell office:value-type="float" office:value="110.0">
            <text:p>11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4">
            <text:p>KS-5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500.0">
            <text:p>64500.0</text:p>
          </table:table-cell>
          <table:table-cell office:value-type="float" office:value="1000.0">
            <text:p>10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5">
            <text:p>KS-5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000.0">
            <text:p>7000.0</text:p>
          </table:table-cell>
          <table:table-cell office:value-type="float" office:value="120.0">
            <text:p>12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6">
            <text:p>KS-5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2300.0">
            <text:p>52300.0</text:p>
          </table:table-cell>
          <table:table-cell office:value-type="float" office:value="800.0">
            <text:p>800.0</text:p>
          </table:table-cell>
          <table:table-cell office:value-type="string" office:value="Symphyllia">
            <text:p>Symphyll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7">
            <text:p>KS-5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10.0">
            <text:p>5310.0</text:p>
          </table:table-cell>
          <table:table-cell office:value-type="float" office:value="110.0">
            <text:p>110.0</text:p>
          </table:table-cell>
          <table:table-cell office:value-type="string" office:value="Acropora formosa">
            <text:p>Acropora formos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2">
            <text:p>2.2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34">
            <text:p>MI-3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200.0">
            <text:p>50200.0</text:p>
          </table:table-cell>
          <table:table-cell office:value-type="float" office:value="700.0">
            <text:p>7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50">
            <text:p>MI-5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03000.0">
            <text:p>103000.0</text:p>
          </table:table-cell>
          <table:table-cell office:value-type="float" office:value="1500.0">
            <text:p>1500.0</text:p>
          </table:table-cell>
          <table:table-cell office:value-type="string" office:value="Pleisiastrea versiopora">
            <text:p>Pleisiastrea versi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0.0">
            <text:p>18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5">
            <text:p>N-245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10.0">
            <text:p>6610.0</text:p>
          </table:table-cell>
          <table:table-cell office:value-type="float" office:value="175.0">
            <text:p>17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8.5">
            <text:p>8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6">
            <text:p>NZA702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886.0">
            <text:p>4886.0</text:p>
          </table:table-cell>
          <table:table-cell office:value-type="float" office:value="62.0">
            <text:p>62.0</text:p>
          </table:table-cell>
          <table:table-cell office:value-type="string" office:value="Acropora formosa">
            <text:p>Acropora formos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2.6">
            <text:p>2.6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7">
            <text:p>NZA702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92.0">
            <text:p>5992.0</text:p>
          </table:table-cell>
          <table:table-cell office:value-type="float" office:value="62.0">
            <text:p>62.0</text:p>
          </table:table-cell>
          <table:table-cell office:value-type="string" office:value="Acropora robusta">
            <text:p>Acropora robust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2.26">
            <text:p>2.26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8623a">
            <text:p>NZA8623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70.0">
            <text:p>6270.0</text:p>
          </table:table-cell>
          <table:table-cell office:value-type="float" office:value="59.0">
            <text:p>59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8.98">
            <text:p>8.98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8624a">
            <text:p>NZA8624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16.0">
            <text:p>6416.0</text:p>
          </table:table-cell>
          <table:table-cell office:value-type="float" office:value="71.0">
            <text:p>71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8.73">
            <text:p>8.73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8626">
            <text:p>NZA862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40.0">
            <text:p>6240.0</text:p>
          </table:table-cell>
          <table:table-cell office:value-type="float" office:value="61.0">
            <text:p>61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7.12">
            <text:p>7.12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8627">
            <text:p>NZA862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29.0">
            <text:p>6529.0</text:p>
          </table:table-cell>
          <table:table-cell office:value-type="float" office:value="59.0">
            <text:p>59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5.61">
            <text:p>5.61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37">
            <text:p>OA03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2000.0">
            <text:p>42000.0</text:p>
          </table:table-cell>
          <table:table-cell office:value-type="float" office:value="3000.0">
            <text:p>3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8.0">
            <text:p>28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38">
            <text:p>OA03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000.0">
            <text:p>55000.0</text:p>
          </table:table-cell>
          <table:table-cell office:value-type="float" office:value="2000.0">
            <text:p>2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6.0">
            <text:p>26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45">
            <text:p>OA04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000.0">
            <text:p>38000.0</text:p>
          </table:table-cell>
          <table:table-cell office:value-type="float" office:value="2000.0">
            <text:p>2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47">
            <text:p>OA04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31000.0">
            <text:p>131000.0</text:p>
          </table:table-cell>
          <table:table-cell office:value-type="float" office:value="2000.0">
            <text:p>20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70.0">
            <text:p>17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Omura2006,KonishiEtal1974">
            <text:p>InagakiOmura2006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0">
            <text:p>OA05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000.0">
            <text:p>54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1">
            <text:p>OA05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000.0">
            <text:p>39000.0</text:p>
          </table:table-cell>
          <table:table-cell office:value-type="float" office:value="2000.0">
            <text:p>2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8.0">
            <text:p>28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2">
            <text:p>OA05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000.0">
            <text:p>54000.0</text:p>
          </table:table-cell>
          <table:table-cell office:value-type="float" office:value="4000.0">
            <text:p>4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,OmuraKonishi1970">
            <text:p>OmuraEtal2000,OmuraKonishi197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5">
            <text:p>OA05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000.0">
            <text:p>43000.0</text:p>
          </table:table-cell>
          <table:table-cell office:value-type="float" office:value="3000.0">
            <text:p>3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7.0">
            <text:p>27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73">
            <text:p>OA07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27000.0">
            <text:p>127000.0</text:p>
          </table:table-cell>
          <table:table-cell office:value-type="float" office:value="4500.0">
            <text:p>45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70.0">
            <text:p>17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Omura2006,KonishiEtal1974">
            <text:p>InagakiOmura2006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78">
            <text:p>OA07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000.0">
            <text:p>50000.0</text:p>
          </table:table-cell>
          <table:table-cell office:value-type="float" office:value="2000.0">
            <text:p>2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50.0">
            <text:p>5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121">
            <text:p>OA12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000.0">
            <text:p>50000.0</text:p>
          </table:table-cell>
          <table:table-cell office:value-type="float" office:value="3000.0">
            <text:p>3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122">
            <text:p>OA12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2a">
            <text:p>TH-132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35.0">
            <text:p>5035.0</text:p>
          </table:table-cell>
          <table:table-cell office:value-type="float" office:value="165.0">
            <text:p>16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2.5">
            <text:p>2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1">
            <text:p>TH-13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585.0">
            <text:p>4585.0</text:p>
          </table:table-cell>
          <table:table-cell office:value-type="float" office:value="155.0">
            <text:p>15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4.5">
            <text:p>4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0">
            <text:p>TH-13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15.0">
            <text:p>6415.0</text:p>
          </table:table-cell>
          <table:table-cell office:value-type="float" office:value="185.0">
            <text:p>18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5.3">
            <text:p>5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5">
            <text:p>NZA702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70.0">
            <text:p>5670.0</text:p>
          </table:table-cell>
          <table:table-cell office:value-type="float" office:value="62.0">
            <text:p>62.0</text:p>
          </table:table-cell>
          <table:table-cell office:value-type="string" office:value="Acropora robusta">
            <text:p>Acropora robust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4.25">
            <text:p>4.25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4">
            <text:p>NZA702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898.0">
            <text:p>5898.0</text:p>
          </table:table-cell>
          <table:table-cell office:value-type="float" office:value="69.0">
            <text:p>69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3.92">
            <text:p>3.92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3">
            <text:p>NZA702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12.0">
            <text:p>3812.0</text:p>
          </table:table-cell>
          <table:table-cell office:value-type="float" office:value="62.0">
            <text:p>62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4.21">
            <text:p>4.21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2">
            <text:p>NZA702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259.0">
            <text:p>4259.0</text:p>
          </table:table-cell>
          <table:table-cell office:value-type="float" office:value="61.0">
            <text:p>61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3.17">
            <text:p>3.17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6">
            <text:p>N-245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780.0">
            <text:p>5780.0</text:p>
          </table:table-cell>
          <table:table-cell office:value-type="float" office:value="195.0">
            <text:p>19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5.8">
            <text:p>5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7">
            <text:p>N-245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80.0">
            <text:p>4680.0</text:p>
          </table:table-cell>
          <table:table-cell office:value-type="float" office:value="90.0">
            <text:p>9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1.9">
            <text:p>1.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8">
            <text:p>N-245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670.0">
            <text:p>3670.0</text:p>
          </table:table-cell>
          <table:table-cell office:value-type="float" office:value="90.0">
            <text:p>9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9">
            <text:p>N-245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30.0">
            <text:p>3930.0</text:p>
          </table:table-cell>
          <table:table-cell office:value-type="float" office:value="90.0">
            <text:p>9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663">
            <text:p>N-266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560.0">
            <text:p>3560.0</text:p>
          </table:table-cell>
          <table:table-cell office:value-type="float" office:value="90.0">
            <text:p>9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3.1">
            <text:p>3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664">
            <text:p>N-266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520.0">
            <text:p>3520.0</text:p>
          </table:table-cell>
          <table:table-cell office:value-type="float" office:value="85.0">
            <text:p>85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665">
            <text:p>N-266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870.0">
            <text:p>2870.0</text:p>
          </table:table-cell>
          <table:table-cell office:value-type="float" office:value="80.0">
            <text:p>8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666">
            <text:p>N-266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110.0">
            <text:p>2110.0</text:p>
          </table:table-cell>
          <table:table-cell office:value-type="float" office:value="80.0">
            <text:p>8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723">
            <text:p>N-272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40.0">
            <text:p>3840.0</text:p>
          </table:table-cell>
          <table:table-cell office:value-type="float" office:value="90.0">
            <text:p>9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5.8">
            <text:p>5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724">
            <text:p>N-272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460.0">
            <text:p>2460.0</text:p>
          </table:table-cell>
          <table:table-cell office:value-type="float" office:value="80.0">
            <text:p>8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1.6">
            <text:p>1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1 ">
            <text:p>KM-2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000.0">
            <text:p>65000.0</text:p>
          </table:table-cell>
          <table:table-cell office:value-type="float" office:value="900.0">
            <text:p>900.0</text:p>
          </table:table-cell>
          <table:table-cell office:value-type="string" office:value="Favidae               ">
            <text:p>Favidae  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50.0">
            <text:p>5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GA8625">
            <text:p>NGA862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356.0">
            <text:p>3356.0</text:p>
          </table:table-cell>
          <table:table-cell office:value-type="float" office:value="59.0">
            <text:p>59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2.08">
            <text:p>2.08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10996">
            <text:p>NZA1099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977.0">
            <text:p>6977.0</text:p>
          </table:table-cell>
          <table:table-cell office:value-type="float" office:value="70.0">
            <text:p>7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8.34">
            <text:p>8.34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11002">
            <text:p>NZA1100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63.0">
            <text:p>5663.0</text:p>
          </table:table-cell>
          <table:table-cell office:value-type="float" office:value="60.0">
            <text:p>6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8.12">
            <text:p>8.12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11003">
            <text:p>NZA110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90.0">
            <text:p>5590.0</text:p>
          </table:table-cell>
          <table:table-cell office:value-type="float" office:value="70.0">
            <text:p>7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9.37">
            <text:p>9.37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5">
            <text:p>TH-13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780.0">
            <text:p>3780.0</text:p>
          </table:table-cell>
          <table:table-cell office:value-type="float" office:value="140.0">
            <text:p>14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2.6">
            <text:p>2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4">
            <text:p>TH-13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690.0">
            <text:p>3690.0</text:p>
          </table:table-cell>
          <table:table-cell office:value-type="float" office:value="140.0">
            <text:p>14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3">
            <text:p>TH-13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80.0">
            <text:p>3980.0</text:p>
          </table:table-cell>
          <table:table-cell office:value-type="float" office:value="140.0">
            <text:p>14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4.8">
            <text:p>4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18">
            <text:p>NZA701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543.0">
            <text:p>2543.0</text:p>
          </table:table-cell>
          <table:table-cell office:value-type="float" office:value="62.0">
            <text:p>62.0</text:p>
          </table:table-cell>
          <table:table-cell office:value-type="string" office:value="Pocillopora damicornis">
            <text:p>Pocillopora damicornis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0.68">
            <text:p>0.68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19">
            <text:p>NZA701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612.0">
            <text:p>1612.0</text:p>
          </table:table-cell>
          <table:table-cell office:value-type="float" office:value="62.0">
            <text:p>62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0.34">
            <text:p>0.34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0">
            <text:p>NZA702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033.0">
            <text:p>3033.0</text:p>
          </table:table-cell>
          <table:table-cell office:value-type="float" office:value="65.0">
            <text:p>65.0</text:p>
          </table:table-cell>
          <table:table-cell office:value-type="string" office:value="Acropora palifera">
            <text:p>Acropora pal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1.57">
            <text:p>1.57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1">
            <text:p>NZA702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268.0">
            <text:p>3268.0</text:p>
          </table:table-cell>
          <table:table-cell office:value-type="float" office:value="61.0">
            <text:p>61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2.21">
            <text:p>2.21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10995">
            <text:p>NZA1099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406.0">
            <text:p>7406.0</text:p>
          </table:table-cell>
          <table:table-cell office:value-type="float" office:value="60.0">
            <text:p>60.0</text:p>
          </table:table-cell>
          <table:table-cell office:value-type="string" office:value="Acropora hyacinthus">
            <text:p>Acropora hyacinthus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6.3">
            <text:p>6.3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0 ">
            <text:p>KM-20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300.0">
            <text:p>51300.0</text:p>
          </table:table-cell>
          <table:table-cell office:value-type="float" office:value="600.0">
            <text:p>6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9 ">
            <text:p>KM-19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800.0">
            <text:p>61800.0</text:p>
          </table:table-cell>
          <table:table-cell office:value-type="float" office:value="1600.0">
            <text:p>1600.0</text:p>
          </table:table-cell>
          <table:table-cell office:value-type="string" office:value="Favia pallida         ">
            <text:p>Favia pallida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7 ">
            <text:p>KM-17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300.0">
            <text:p>54300.0</text:p>
          </table:table-cell>
          <table:table-cell office:value-type="float" office:value="700.0">
            <text:p>7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89">
            <text:p>AO48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700.0">
            <text:p>50700.0</text:p>
          </table:table-cell>
          <table:table-cell office:value-type="float" office:value="600.0">
            <text:p>600.0</text:p>
          </table:table-cell>
          <table:table-cell office:value-type="string" office:value="Favites sp.">
            <text:p>Fav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8.0">
            <text:p>28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90">
            <text:p>AO49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900.0">
            <text:p>61900.0</text:p>
          </table:table-cell>
          <table:table-cell office:value-type="float" office:value="700.0">
            <text:p>7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6.0">
            <text:p>26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91">
            <text:p>AO49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600.0">
            <text:p>67600.0</text:p>
          </table:table-cell>
          <table:table-cell office:value-type="float" office:value="900.0">
            <text:p>900.0</text:p>
          </table:table-cell>
          <table:table-cell office:value-type="string" office:value="Favites sp.">
            <text:p>Fav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7.0">
            <text:p>27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514">
            <text:p>AO51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800.0">
            <text:p>49800.0</text:p>
          </table:table-cell>
          <table:table-cell office:value-type="float" office:value="600.0">
            <text:p>600.0</text:p>
          </table:table-cell>
          <table:table-cell office:value-type="string" office:value="Montastrea sp.">
            <text:p>Mont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515">
            <text:p>AO51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800.0">
            <text:p>46800.0</text:p>
          </table:table-cell>
          <table:table-cell office:value-type="float" office:value="500.0">
            <text:p>500.0</text:p>
          </table:table-cell>
          <table:table-cell office:value-type="string" office:value="A palifera">
            <text:p>A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516">
            <text:p>AO51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700.0">
            <text:p>49700.0</text:p>
          </table:table-cell>
          <table:table-cell office:value-type="float" office:value="600.0">
            <text:p>60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7">
            <text:p>TM-0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080.0">
            <text:p>4080.0</text:p>
          </table:table-cell>
          <table:table-cell office:value-type="float" office:value="100.0">
            <text:p>10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81">
            <text:p>0.81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6">
            <text:p>TM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290.0">
            <text:p>7290.0</text:p>
          </table:table-cell>
          <table:table-cell office:value-type="float" office:value="130.0">
            <text:p>13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96">
            <text:p>2.96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5">
            <text:p>TM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190.0">
            <text:p>7190.0</text:p>
          </table:table-cell>
          <table:table-cell office:value-type="float" office:value="130.0">
            <text:p>13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02">
            <text:p>4.02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88">
            <text:p>AO48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5100.0">
            <text:p>45100.0</text:p>
          </table:table-cell>
          <table:table-cell office:value-type="float" office:value="500.0">
            <text:p>500.0</text:p>
          </table:table-cell>
          <table:table-cell office:value-type="string" office:value="Galaxea sp.">
            <text:p>Galax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4">
            <text:p>TM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50.0">
            <text:p>3850.0</text:p>
          </table:table-cell>
          <table:table-cell office:value-type="float" office:value="80.0">
            <text:p>8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92">
            <text:p>1.92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2">
            <text:p>TM-0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920.0">
            <text:p>2920.0</text:p>
          </table:table-cell>
          <table:table-cell office:value-type="float" office:value="70.0">
            <text:p>7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84">
            <text:p>1.84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1">
            <text:p>TM-0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130.0">
            <text:p>3130.0</text:p>
          </table:table-cell>
          <table:table-cell office:value-type="float" office:value="80.0">
            <text:p>8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65">
            <text:p>0.65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81">
            <text:p>TH-18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35.0">
            <text:p>5635.0</text:p>
          </table:table-cell>
          <table:table-cell office:value-type="float" office:value="135.0">
            <text:p>13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80">
            <text:p>TH-18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700.0">
            <text:p>2700.0</text:p>
          </table:table-cell>
          <table:table-cell office:value-type="float" office:value="105.0">
            <text:p>10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2.5">
            <text:p>2.5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79">
            <text:p>TH-17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865.0">
            <text:p>1865.0</text:p>
          </table:table-cell>
          <table:table-cell office:value-type="float" office:value="95.0">
            <text:p>9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0.7">
            <text:p>0.7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4">
            <text:p>TH-14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065.0">
            <text:p>6065.0</text:p>
          </table:table-cell>
          <table:table-cell office:value-type="float" office:value="175.0">
            <text:p>175.0</text:p>
          </table:table-cell>
          <table:table-cell office:value-type="string" office:value="Acropora humilis">
            <text:p>Acropora humilis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8.2">
            <text:p>8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3">
            <text:p>TH-14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005.0">
            <text:p>6005.0</text:p>
          </table:table-cell>
          <table:table-cell office:value-type="float" office:value="175.0">
            <text:p>17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4.9">
            <text:p>4.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2a">
            <text:p>TH-142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60.0">
            <text:p>5060.0</text:p>
          </table:table-cell>
          <table:table-cell office:value-type="float" office:value="160.0">
            <text:p>16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4.3">
            <text:p>4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CK-16">
            <text:p>CK-1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50.0">
            <text:p>3950.0</text:p>
          </table:table-cell>
          <table:table-cell office:value-type="float" office:value="125.0">
            <text:p>12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KonishiEtal1974">
            <text:p>SugiharaEtal2003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3">
            <text:p>TM-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570.0">
            <text:p>2570.0</text:p>
          </table:table-cell>
          <table:table-cell office:value-type="float" office:value="60.0">
            <text:p>6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86">
            <text:p>AO48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800.0">
            <text:p>49800.0</text:p>
          </table:table-cell>
          <table:table-cell office:value-type="float" office:value="700.0">
            <text:p>7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8.0">
            <text:p>28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85">
            <text:p>AO48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0900.0">
            <text:p>40900.0</text:p>
          </table:table-cell>
          <table:table-cell office:value-type="float" office:value="500.0">
            <text:p>5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60">
            <text:p>AO46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000.0">
            <text:p>41000.0</text:p>
          </table:table-cell>
          <table:table-cell office:value-type="float" office:value="500.0">
            <text:p>5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090">
            <text:p>A009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000.0">
            <text:p>46000.0</text:p>
          </table:table-cell>
          <table:table-cell office:value-type="float" office:value="5000.0">
            <text:p>5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247">
            <text:p>A024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5000.0">
            <text:p>45000.0</text:p>
          </table:table-cell>
          <table:table-cell office:value-type="float" office:value="2000.0">
            <text:p>2000.0</text:p>
          </table:table-cell>
          <table:table-cell office:value-type="string" office:value="Porites">
            <text:p>Por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,Omura1988">
            <text:p>OmuraEtal2000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354">
            <text:p>A035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0400.0">
            <text:p>60400.0</text:p>
          </table:table-cell>
          <table:table-cell office:value-type="float" office:value="1600.0">
            <text:p>16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446">
            <text:p>A044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100.0">
            <text:p>49100.0</text:p>
          </table:table-cell>
          <table:table-cell office:value-type="float" office:value="600.0">
            <text:p>600.0</text:p>
          </table:table-cell>
          <table:table-cell office:value-type="string" office:value="Plesiastrea">
            <text:p>Ples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09">
            <text:p>AO00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04000.0">
            <text:p>104000.0</text:p>
          </table:table-cell>
          <table:table-cell office:value-type="float" office:value="5500.0">
            <text:p>550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0.0">
            <text:p>18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Omura2006,OmuraEtal1985">
            <text:p>InagakiOmura2006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88">
            <text:p>AO08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3000.0">
            <text:p>3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91">
            <text:p>AO09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4000.0">
            <text:p>4000.0</text:p>
          </table:table-cell>
          <table:table-cell office:value-type="string" office:value="Goniastrea">
            <text:p>Gon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92">
            <text:p>AO09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000.0">
            <text:p>41000.0</text:p>
          </table:table-cell>
          <table:table-cell office:value-type="float" office:value="4000.0">
            <text:p>4000.0</text:p>
          </table:table-cell>
          <table:table-cell office:value-type="string" office:value="Galaxea">
            <text:p>Galax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152">
            <text:p>AO15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000.0">
            <text:p>55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239">
            <text:p>AO23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26000.0">
            <text:p>126000.0</text:p>
          </table:table-cell>
          <table:table-cell office:value-type="float" office:value="6000.0">
            <text:p>6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05.0">
            <text:p>20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Omura2006,Omura1988">
            <text:p>InagakiOmura2006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246">
            <text:p>AO24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03000.0">
            <text:p>103000.0</text:p>
          </table:table-cell>
          <table:table-cell office:value-type="float" office:value="4500.0">
            <text:p>450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0.0">
            <text:p>18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Omura2006,Omura1988">
            <text:p>InagakiOmura2006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248">
            <text:p>AO24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47000.0">
            <text:p>347000.0</text:p>
          </table:table-cell>
          <table:table-cell office:value-type="float" office:value="35500.0">
            <text:p>3550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70.0">
            <text:p>17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Omura2006,Omura1988">
            <text:p>InagakiOmura2006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266">
            <text:p>AO26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21000.0">
            <text:p>121000.0</text:p>
          </table:table-cell>
          <table:table-cell office:value-type="float" office:value="4500.0">
            <text:p>4500.0</text:p>
          </table:table-cell>
          <table:table-cell office:value-type="string" office:value="Porites">
            <text:p>Por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00.0">
            <text:p>20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Omura2006,Omura1988">
            <text:p>InagakiOmura2006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350">
            <text:p>AO35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8200.0">
            <text:p>58200.0</text:p>
          </table:table-cell>
          <table:table-cell office:value-type="float" office:value="1700.0">
            <text:p>17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351">
            <text:p>AO35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800.0">
            <text:p>67800.0</text:p>
          </table:table-cell>
          <table:table-cell office:value-type="float" office:value="2000.0">
            <text:p>2000.0</text:p>
          </table:table-cell>
          <table:table-cell office:value-type="string" office:value="Cyphastrea">
            <text:p>Cyph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65.0">
            <text:p>6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351 ">
            <text:p>AO35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800.0">
            <text:p>67800.0</text:p>
          </table:table-cell>
          <table:table-cell office:value-type="float" office:value="2000.0">
            <text:p>2000.0</text:p>
          </table:table-cell>
          <table:table-cell office:value-type="string" office:value="Cyphastrea sp.        ">
            <text:p>Cyph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65.0">
            <text:p>6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17">
            <text:p>AO41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60.0">
            <text:p>5560.0</text:p>
          </table:table-cell>
          <table:table-cell office:value-type="float" office:value="110.0">
            <text:p>11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23">
            <text:p>3.23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18">
            <text:p>AO41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850.0">
            <text:p>2850.0</text:p>
          </table:table-cell>
          <table:table-cell office:value-type="float" office:value="80.0">
            <text:p>8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03">
            <text:p>1.03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19">
            <text:p>AO41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60.0">
            <text:p>6460.0</text:p>
          </table:table-cell>
          <table:table-cell office:value-type="float" office:value="130.0">
            <text:p>13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71">
            <text:p>3.71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32">
            <text:p>AO43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60.0">
            <text:p>5360.0</text:p>
          </table:table-cell>
          <table:table-cell office:value-type="float" office:value="120.0">
            <text:p>12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6">
            <text:p>3.6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35">
            <text:p>AO43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20.0">
            <text:p>5320.0</text:p>
          </table:table-cell>
          <table:table-cell office:value-type="float" office:value="110.0">
            <text:p>110.0</text:p>
          </table:table-cell>
          <table:table-cell office:value-type="string" office:value="Pavona minuta">
            <text:p>Pavona minu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29">
            <text:p>TH-12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00.0">
            <text:p>6100.0</text:p>
          </table:table-cell>
          <table:table-cell office:value-type="float" office:value="180.0">
            <text:p>180.0</text:p>
          </table:table-cell>
          <table:table-cell office:value-type="string" office:value="Montipora sp.">
            <text:p>Monti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CK-33">
            <text:p>CK-3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940.0">
            <text:p>6940.0</text:p>
          </table:table-cell>
          <table:table-cell office:value-type="float" office:value="155.0">
            <text:p>15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KonishiEtal1974">
            <text:p>SugiharaEtal2003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CK-17">
            <text:p>CK-1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30.0">
            <text:p>3930.0</text:p>
          </table:table-cell>
          <table:table-cell office:value-type="float" office:value="125.0">
            <text:p>12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KonishiEtal1974">
            <text:p>SugiharaEtal2003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5">
            <text:p>DT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700.0">
            <text:p>7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9">
            <text:p>TH-13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35.0">
            <text:p>5135.0</text:p>
          </table:table-cell>
          <table:table-cell office:value-type="float" office:value="160.0">
            <text:p>16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8">
            <text:p>TH-13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550.0">
            <text:p>1550.0</text:p>
          </table:table-cell>
          <table:table-cell office:value-type="float" office:value="110.0">
            <text:p>110.0</text:p>
          </table:table-cell>
          <table:table-cell office:value-type="string" office:value="Goniastrea sp.">
            <text:p>Goniastre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7">
            <text:p>TH-13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700.0">
            <text:p>1700.0</text:p>
          </table:table-cell>
          <table:table-cell office:value-type="float" office:value="115.0">
            <text:p>115.0</text:p>
          </table:table-cell>
          <table:table-cell office:value-type="string" office:value="Porites sp.">
            <text:p>Porites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1">
            <text:p>KL-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790.0">
            <text:p>3790.0</text:p>
          </table:table-cell>
          <table:table-cell office:value-type="float" office:value="70.0">
            <text:p>70.0</text:p>
          </table:table-cell>
          <table:table-cell office:value-type="string" office:value="Favites sp.">
            <text:p>Favites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3.25">
            <text:p>3.2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13">
            <text:p>KL-1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410.0">
            <text:p>2410.0</text:p>
          </table:table-cell>
          <table:table-cell office:value-type="float" office:value="50.0">
            <text:p>50.0</text:p>
          </table:table-cell>
          <table:table-cell office:value-type="string" office:value="Favites sp.">
            <text:p>Favites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1.45">
            <text:p>1.4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15">
            <text:p>KL-1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650.0">
            <text:p>3650.0</text:p>
          </table:table-cell>
          <table:table-cell office:value-type="float" office:value="70.0">
            <text:p>70.0</text:p>
          </table:table-cell>
          <table:table-cell office:value-type="string" office:value="Favia sp.">
            <text:p>Favi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2.45">
            <text:p>2.4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2">
            <text:p>KL-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490.0">
            <text:p>3490.0</text:p>
          </table:table-cell>
          <table:table-cell office:value-type="float" office:value="60.0">
            <text:p>60.0</text:p>
          </table:table-cell>
          <table:table-cell office:value-type="string" office:value="Goniastrea sp.">
            <text:p>Goniastre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2.6">
            <text:p>2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3">
            <text:p>KL-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400.0">
            <text:p>3400.0</text:p>
          </table:table-cell>
          <table:table-cell office:value-type="float" office:value="70.0">
            <text:p>70.0</text:p>
          </table:table-cell>
          <table:table-cell office:value-type="string" office:value="Montipora sp.">
            <text:p>Monti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2.65">
            <text:p>2.6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4">
            <text:p>KL-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190.0">
            <text:p>3190.0</text:p>
          </table:table-cell>
          <table:table-cell office:value-type="float" office:value="60.0">
            <text:p>60.0</text:p>
          </table:table-cell>
          <table:table-cell office:value-type="string" office:value="Goniastrea sp.">
            <text:p>Goniastre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1.55">
            <text:p>1.5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5">
            <text:p>KL-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360.0">
            <text:p>3360.0</text:p>
          </table:table-cell>
          <table:table-cell office:value-type="float" office:value="50.0">
            <text:p>50.0</text:p>
          </table:table-cell>
          <table:table-cell office:value-type="string" office:value="Favites sp.">
            <text:p>Favites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2.1">
            <text:p>2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0a">
            <text:p>TH-140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30.0">
            <text:p>5330.0</text:p>
          </table:table-cell>
          <table:table-cell office:value-type="float" office:value="165.0">
            <text:p>16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1">
            <text:p>KM-0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200.0">
            <text:p>61200.0</text:p>
          </table:table-cell>
          <table:table-cell office:value-type="float" office:value="900.0">
            <text:p>9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1.0">
            <text:p>2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2">
            <text:p>KM-0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9800.0">
            <text:p>69800.0</text:p>
          </table:table-cell>
          <table:table-cell office:value-type="float" office:value="900.0">
            <text:p>9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3">
            <text:p>KM-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800.0">
            <text:p>63800.0</text:p>
          </table:table-cell>
          <table:table-cell office:value-type="float" office:value="1100.0">
            <text:p>11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4">
            <text:p>KM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200.0">
            <text:p>66200.0</text:p>
          </table:table-cell>
          <table:table-cell office:value-type="float" office:value="900.0">
            <text:p>9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65.0">
            <text:p>6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4 ">
            <text:p>KM-04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200.0">
            <text:p>66200.0</text:p>
          </table:table-cell>
          <table:table-cell office:value-type="float" office:value="900.0">
            <text:p>900.0</text:p>
          </table:table-cell>
          <table:table-cell office:value-type="string" office:value="Favia sp.             ">
            <text:p>Favia sp.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65.0">
            <text:p>6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5">
            <text:p>KM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300.0">
            <text:p>67300.0</text:p>
          </table:table-cell>
          <table:table-cell office:value-type="float" office:value="900.0">
            <text:p>9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5 ">
            <text:p>KM-05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600.0">
            <text:p>67600.0</text:p>
          </table:table-cell>
          <table:table-cell office:value-type="float" office:value="1000.0">
            <text:p>1000.0</text:p>
          </table:table-cell>
          <table:table-cell office:value-type="string" office:value="Favia sp.             ">
            <text:p>Favia sp.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6">
            <text:p>KM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200.0">
            <text:p>65200.0</text:p>
          </table:table-cell>
          <table:table-cell office:value-type="float" office:value="1900.0">
            <text:p>1900.0</text:p>
          </table:table-cell>
          <table:table-cell office:value-type="string" office:value="Plesiastrea">
            <text:p>Ples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3 ">
            <text:p>KM-13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4900.0">
            <text:p>74900.0</text:p>
          </table:table-cell>
          <table:table-cell office:value-type="float" office:value="900.0">
            <text:p>900.0</text:p>
          </table:table-cell>
          <table:table-cell office:value-type="string" office:value="Favia speciosa        ">
            <text:p>Favia speciosa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57.0">
            <text:p>57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4 ">
            <text:p>KM-14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100.0">
            <text:p>56100.0</text:p>
          </table:table-cell>
          <table:table-cell office:value-type="float" office:value="900.0">
            <text:p>900.0</text:p>
          </table:table-cell>
          <table:table-cell office:value-type="string" office:value="Caurastrea sp.        ">
            <text:p>Caur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3.0">
            <text:p>2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5 ">
            <text:p>KM-15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400.0">
            <text:p>62400.0</text:p>
          </table:table-cell>
          <table:table-cell office:value-type="float" office:value="800.0">
            <text:p>800.0</text:p>
          </table:table-cell>
          <table:table-cell office:value-type="string" office:value="Goniastrea sp.        ">
            <text:p>Goni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0.5">
            <text:p>40.5</text:p>
          </table:table-cell>
          <table:table-cell office:value-type="float" office:value="7.566372975210778">
            <text:p>7.566372975210778</text:p>
          </table:table-cell>
          <table:table-cell office:value-type="float" office:value="7.566372975210778">
            <text:p>7.566372975210778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1 ">
            <text:p>KM-0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200.0">
            <text:p>61200.0</text:p>
          </table:table-cell>
          <table:table-cell office:value-type="float" office:value="900.0">
            <text:p>900.0</text:p>
          </table:table-cell>
          <table:table-cell office:value-type="string" office:value="Montastorea curta     ">
            <text:p>Montastorea curt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0.5">
            <text:p>20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1">
            <text:p>TH-14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90.0">
            <text:p>4390.0</text:p>
          </table:table-cell>
          <table:table-cell office:value-type="float" office:value="150.0">
            <text:p>15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4.9">
            <text:p>4.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9">
            <text:p>HY-0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200.0">
            <text:p>53200.0</text:p>
          </table:table-cell>
          <table:table-cell office:value-type="float" office:value="700.0">
            <text:p>700.0</text:p>
          </table:table-cell>
          <table:table-cell office:value-type="string" office:value="Favia sp.">
            <text:p>Favi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8">
            <text:p>HY-0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600.0">
            <text:p>49600.0</text:p>
          </table:table-cell>
          <table:table-cell office:value-type="float" office:value="600.0">
            <text:p>600.0</text:p>
          </table:table-cell>
          <table:table-cell office:value-type="string" office:value="A palifera">
            <text:p>A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8.0">
            <text:p>28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6">
            <text:p>DT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300.0">
            <text:p>67300.0</text:p>
          </table:table-cell>
          <table:table-cell office:value-type="float" office:value="1300.0">
            <text:p>1300.0</text:p>
          </table:table-cell>
          <table:table-cell office:value-type="string" office:value="Plesiastrea">
            <text:p>Ples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65.0">
            <text:p>6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7">
            <text:p>DT-0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800.0">
            <text:p>50800.0</text:p>
          </table:table-cell>
          <table:table-cell office:value-type="float" office:value="800.0">
            <text:p>800.0</text:p>
          </table:table-cell>
          <table:table-cell office:value-type="string" office:value="Goniastrea">
            <text:p>Gon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452">
            <text:p>GaK-45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70.0">
            <text:p>4370.0</text:p>
          </table:table-cell>
          <table:table-cell office:value-type="float" office:value="130.0">
            <text:p>1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OtaEtal1978">
            <text:p>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453">
            <text:p>GaK-45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740.0">
            <text:p>2740.0</text:p>
          </table:table-cell>
          <table:table-cell office:value-type="float" office:value="100.0">
            <text:p>10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1.9">
            <text:p>1.9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  <table:table-cell office:value-type="string" office:value="SugiharaEtal2003,MiiKigoshi1966">
            <text:p>SugiharaEtal2003,MiiKigoshi196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454">
            <text:p>GaK-45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30.0">
            <text:p>6630.0</text:p>
          </table:table-cell>
          <table:table-cell office:value-type="float" office:value="155.0">
            <text:p>15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  <table:table-cell office:value-type="string" office:value="SugiharaEtal2003,MiiKigoshi1966">
            <text:p>SugiharaEtal2003,MiiKigoshi196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315">
            <text:p>GaK-631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300.0">
            <text:p>2300.0</text:p>
          </table:table-cell>
          <table:table-cell office:value-type="float" office:value="90.0">
            <text:p>9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1.6">
            <text:p>1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316">
            <text:p>GaK-631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010.0">
            <text:p>3010.0</text:p>
          </table:table-cell>
          <table:table-cell office:value-type="float" office:value="150.0">
            <text:p>15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639">
            <text:p>GaK-663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500.0">
            <text:p>3500.0</text:p>
          </table:table-cell>
          <table:table-cell office:value-type="float" office:value="110.0">
            <text:p>11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640">
            <text:p>GaK-664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70.0">
            <text:p>5070.0</text:p>
          </table:table-cell>
          <table:table-cell office:value-type="float" office:value="140.0">
            <text:p>14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3.9">
            <text:p>3.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0">
            <text:p>GaK-673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520.0">
            <text:p>3520.0</text:p>
          </table:table-cell>
          <table:table-cell office:value-type="float" office:value="120.0">
            <text:p>12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5.8">
            <text:p>5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1">
            <text:p>GaK-673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20.0">
            <text:p>5020.0</text:p>
          </table:table-cell>
          <table:table-cell office:value-type="float" office:value="120.0">
            <text:p>12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5.8">
            <text:p>5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2">
            <text:p>GaK-673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270.0">
            <text:p>3270.0</text:p>
          </table:table-cell>
          <table:table-cell office:value-type="float" office:value="100.0">
            <text:p>10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1.9">
            <text:p>1.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3">
            <text:p>GaK-673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720.0">
            <text:p>3720.0</text:p>
          </table:table-cell>
          <table:table-cell office:value-type="float" office:value="100.0">
            <text:p>10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3.3">
            <text:p>3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4">
            <text:p>GaK-673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50.0">
            <text:p>5150.0</text:p>
          </table:table-cell>
          <table:table-cell office:value-type="float" office:value="130.0">
            <text:p>13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1">
            <text:p>HY-0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600.0">
            <text:p>41600.0</text:p>
          </table:table-cell>
          <table:table-cell office:value-type="float" office:value="500.0">
            <text:p>5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2">
            <text:p>HY-0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200.0">
            <text:p>46200.0</text:p>
          </table:table-cell>
          <table:table-cell office:value-type="float" office:value="600.0">
            <text:p>600.0</text:p>
          </table:table-cell>
          <table:table-cell office:value-type="string" office:value="Cyphastrea sp.">
            <text:p>Cyph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3">
            <text:p>HY-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800.0">
            <text:p>64800.0</text:p>
          </table:table-cell>
          <table:table-cell office:value-type="float" office:value="800.0">
            <text:p>800.0</text:p>
          </table:table-cell>
          <table:table-cell office:value-type="string" office:value="Favites sp.">
            <text:p>Fav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8.0">
            <text:p>28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4">
            <text:p>HY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500.0">
            <text:p>59500.0</text:p>
          </table:table-cell>
          <table:table-cell office:value-type="float" office:value="800.0">
            <text:p>800.0</text:p>
          </table:table-cell>
          <table:table-cell office:value-type="string" office:value="Platygyra sp.">
            <text:p>Platygy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6">
            <text:p>HY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600.0">
            <text:p>41600.0</text:p>
          </table:table-cell>
          <table:table-cell office:value-type="float" office:value="500.0">
            <text:p>500.0</text:p>
          </table:table-cell>
          <table:table-cell office:value-type="string" office:value="Goniopora sp.">
            <text:p>Goni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7">
            <text:p>HY-0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0700.0">
            <text:p>40700.0</text:p>
          </table:table-cell>
          <table:table-cell office:value-type="float" office:value="600.0">
            <text:p>6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4">
            <text:p>DT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7300.0">
            <text:p>47300.0</text:p>
          </table:table-cell>
          <table:table-cell office:value-type="float" office:value="700.0">
            <text:p>7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28">
            <text:p>TH-12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70.0">
            <text:p>6370.0</text:p>
          </table:table-cell>
          <table:table-cell office:value-type="float" office:value="190.0">
            <text:p>19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giharaEtal2003,NakataEtal1978">
            <text:p>SugiharaEtal2003,NakataEtal19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